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3d78fa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   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zoo</dc:title>
    <dc:subject/>
    <dc:description/>
    <dc:creator>My name</dc:creator>
    <dc:date>2016-06-13T12:25:42.000</dc:date>
    <meta:generator>PHPWord</meta:generator>
    <meta:initial-creator>Pasaiako Udala</meta:initial-creator>
    <meta:creation-date>2016-06-13T12:25:42.000</meta:creation-date>
    <meta:keyword>zerga ordenantzak</meta:keyword>
    <meta:user-defined meta:name="Category">Zerga Ordenantzak</meta:user-defined>
    <meta:user-defined meta:name="Company">Pasaiako Udala</meta:user-defined>
    <meta:user-defined meta:name="Manager"/>
  </office:meta>
</office:document-meta>
</file>